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S Reference Sans Serif" svg:font-family="'MS Reference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S Reference Sans Serif" fo:font-size="11pt" fo:font-weight="bold" officeooo:rsid="0018178b" officeooo:paragraph-rsid="000f9f8e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MS Reference Sans Serif" fo:font-size="11pt" fo:font-weight="bold" officeooo:rsid="0018178b" officeooo:paragraph-rsid="000f9f8e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MS Reference Sans Serif" fo:font-size="11pt" fo:font-weight="bold" officeooo:rsid="00148c7a" officeooo:paragraph-rsid="000f9f8e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MS Reference Sans Serif" fo:font-size="11pt" fo:font-weight="bold" officeooo:rsid="00148c7a" officeooo:paragraph-rsid="0012cc9b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MS Reference Sans Serif" fo:font-size="11pt" fo:font-weight="bold" officeooo:rsid="0012cc9b" officeooo:paragraph-rsid="0012cc9b" style:font-size-asian="11pt" style:font-weight-asian="bold" style:font-size-complex="11pt" style:font-weight-complex="bold"/>
    </style:style>
    <style:style style:name="P6" style:family="paragraph" style:parent-style-name="Standard" style:list-style-name="L1">
      <style:text-properties style:font-name="MS Reference Sans Serif" fo:font-size="11pt" officeooo:rsid="00148c7a" officeooo:paragraph-rsid="000f9f8e" style:font-size-asian="11pt" style:font-size-complex="11pt"/>
    </style:style>
    <style:style style:name="P7" style:family="paragraph" style:parent-style-name="Standard" style:list-style-name="L3">
      <style:text-properties style:font-name="MS Reference Sans Serif" fo:font-size="11pt" officeooo:rsid="00148c7a" officeooo:paragraph-rsid="000f9f8e" style:font-size-asian="11pt" style:font-size-complex="11pt"/>
    </style:style>
    <style:style style:name="P8" style:family="paragraph" style:parent-style-name="Standard" style:list-style-name="L4">
      <style:text-properties style:font-name="MS Reference Sans Serif" fo:font-size="11pt" officeooo:rsid="00148c7a" officeooo:paragraph-rsid="000f9f8e" style:font-size-asian="11pt" style:font-size-complex="11pt"/>
    </style:style>
    <style:style style:name="P9" style:family="paragraph" style:parent-style-name="Standard" style:list-style-name="L5">
      <style:text-properties style:font-name="MS Reference Sans Serif" fo:font-size="11pt" officeooo:rsid="00148c7a" officeooo:paragraph-rsid="000f9f8e" style:font-size-asian="11pt" style:font-size-complex="11pt"/>
    </style:style>
    <style:style style:name="P10" style:family="paragraph" style:parent-style-name="Standard" style:list-style-name="L6">
      <style:text-properties style:font-name="MS Reference Sans Serif" fo:font-size="11pt" officeooo:rsid="00148c7a" officeooo:paragraph-rsid="000f9f8e" style:font-size-asian="11pt" style:font-size-complex="11pt"/>
    </style:style>
    <style:style style:name="P11" style:family="paragraph" style:parent-style-name="Standard" style:list-style-name="L7">
      <style:text-properties style:font-name="MS Reference Sans Serif" fo:font-size="11pt" officeooo:rsid="00148c7a" officeooo:paragraph-rsid="000f9f8e" style:font-size-asian="11pt" style:font-size-complex="11pt"/>
    </style:style>
    <style:style style:name="P12" style:family="paragraph" style:parent-style-name="Standard" style:list-style-name="L8">
      <style:text-properties style:font-name="MS Reference Sans Serif" fo:font-size="11pt" officeooo:rsid="00148c7a" officeooo:paragraph-rsid="000f9f8e" style:font-size-asian="11pt" style:font-size-complex="11pt"/>
    </style:style>
    <style:style style:name="P13" style:family="paragraph" style:parent-style-name="Standard" style:list-style-name="L9">
      <style:text-properties style:font-name="MS Reference Sans Serif" fo:font-size="11pt" officeooo:rsid="00148c7a" officeooo:paragraph-rsid="000f9f8e" style:font-size-asian="11pt" style:font-size-complex="11pt"/>
    </style:style>
    <style:style style:name="P14" style:family="paragraph" style:parent-style-name="Standard">
      <style:text-properties style:font-name="MS Reference Sans Serif" fo:font-size="11pt" officeooo:rsid="00148c7a" officeooo:paragraph-rsid="00166c62" style:font-size-asian="11pt" style:font-size-complex="11pt"/>
    </style:style>
    <style:style style:name="P15" style:family="paragraph" style:parent-style-name="Standard" style:list-style-name="L11">
      <style:text-properties style:font-name="MS Reference Sans Serif" fo:font-size="11pt" officeooo:rsid="00148c7a" officeooo:paragraph-rsid="000f9f8e" style:font-size-asian="11pt" style:font-size-complex="11pt"/>
    </style:style>
    <style:style style:name="P16" style:family="paragraph" style:parent-style-name="Standard" style:list-style-name="L12">
      <style:text-properties style:font-name="MS Reference Sans Serif" fo:font-size="11pt" officeooo:rsid="00148c7a" officeooo:paragraph-rsid="0012cc9b" style:font-size-asian="11pt" style:font-size-complex="11pt"/>
    </style:style>
    <style:style style:name="P17" style:family="paragraph" style:parent-style-name="Standard" style:list-style-name="L2">
      <style:text-properties style:font-name="MS Reference Sans Serif" fo:font-size="11pt" officeooo:paragraph-rsid="000f9f8e" style:font-size-asian="11pt" style:font-size-complex="11pt"/>
    </style:style>
    <style:style style:name="P18" style:family="paragraph" style:parent-style-name="Standard" style:list-style-name="L6">
      <style:text-properties style:font-name="MS Reference Sans Serif" fo:font-size="11pt" officeooo:rsid="0018178b" officeooo:paragraph-rsid="000f9f8e" style:font-size-asian="11pt" style:font-size-complex="11pt"/>
    </style:style>
    <style:style style:name="P19" style:family="paragraph" style:parent-style-name="Standard" style:list-style-name="L9">
      <style:text-properties style:font-name="MS Reference Sans Serif" fo:font-size="11pt" officeooo:rsid="0018178b" officeooo:paragraph-rsid="000f9f8e" style:font-size-asian="11pt" style:font-size-complex="11pt"/>
    </style:style>
    <style:style style:name="P20" style:family="paragraph" style:parent-style-name="Standard" style:list-style-name="L10">
      <style:text-properties style:font-name="MS Reference Sans Serif" fo:font-size="11pt" officeooo:rsid="0012cc9b" officeooo:paragraph-rsid="0012cc9b" style:font-size-asian="11pt" style:font-size-complex="11pt"/>
    </style:style>
    <style:style style:name="P21" style:family="paragraph" style:parent-style-name="Standard">
      <style:text-properties style:font-name="MS Reference Sans Serif" fo:font-size="11pt" fo:font-style="italic" officeooo:rsid="00148c7a" officeooo:paragraph-rsid="000f9f8e" style:font-size-asian="11pt" style:font-style-asian="italic" style:font-size-complex="11pt" style:font-style-complex="italic"/>
    </style:style>
    <style:style style:name="P22" style:family="paragraph" style:parent-style-name="Standard">
      <style:text-properties style:font-name="MS Reference Sans Serif" fo:font-size="11pt" fo:font-style="italic" officeooo:rsid="00148c7a" officeooo:paragraph-rsid="00166c62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center" style:justify-single-word="false"/>
      <style:text-properties officeooo:paragraph-rsid="000f9f8e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2cc9b"/>
    </style:style>
    <style:style style:name="T4" style:family="text">
      <style:text-properties officeooo:rsid="0014808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178b" style:font-weight-asian="bold" style:font-weight-complex="bold"/>
    </style:style>
    <style:style style:name="T7" style:family="text">
      <style:text-properties fo:font-weight="bold" officeooo:rsid="00148080" style:font-weight-asian="bold" style:font-weight-complex="bold"/>
    </style:style>
    <style:style style:name="T8" style:family="text">
      <style:text-properties officeooo:rsid="00148c7a"/>
    </style:style>
    <style:style style:name="T9" style:family="text">
      <style:text-properties officeooo:rsid="001966e7"/>
    </style:style>
    <style:style style:name="T10" style:family="text">
      <style:text-properties officeooo:rsid="001bc660"/>
    </style:style>
    <style:style style:name="T11" style:family="text">
      <style:text-properties style:font-name="MS Reference Sans Serif" fo:font-size="11pt" fo:font-weight="bold" officeooo:rsid="0018178b" style:font-size-asian="11pt" style:font-weight-asian="bold" style:font-size-complex="11pt" style:font-weight-complex="bold"/>
    </style:style>
    <style:style style:name="T12" style:family="text">
      <style:text-properties style:font-name="MS Reference Sans Serif" fo:font-size="11pt" fo:font-weight="bold" officeooo:rsid="001966e7" style:font-size-asian="11pt" style:font-weight-asian="bold" style:font-size-complex="11pt" style:font-weight-complex="bold"/>
    </style:style>
    <style:style style:name="T13" style:family="text">
      <style:text-properties style:font-name="MS Reference Sans Serif" fo:font-size="11pt" fo:font-weight="bold" officeooo:rsid="001bc660" style:font-size-asian="11pt" style:font-weight-asian="bold" style:font-size-complex="11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1">Joystick mapping - </text:span><text:span text:style-name="T12">MS Reference Sans Serif 1</text:span><text:span text:style-name="T13">1</text:span><text:span text:style-name="T12"> pt</text:span></text:p>
      <text:p text:style-name="P1"/>
      <text:p text:style-name="P3">Trigger</text:p>
      <text:list xml:id="list2621020781" text:style-name="L1">
        <text:list-item>
          <text:p text:style-name="P6"><text:span text:style-name="T1">P 1</text:span>: --</text:p>
        </text:list-item>
        <text:list-item>
          <text:p text:style-name="P6">P 2: Fire gun or A/A missile; or laser designator or marker <text:span text:style-name="T3">in TPOD/TRIG</text:span></text:p>
        </text:list-item>
      </text:list>
      <text:p text:style-name="P3">Flip-down trigger</text:p>
      <text:list xml:id="list485844942" text:style-name="L2">
        <text:list-item>
          <text:p text:style-name="P17"><text:span text:style-name="T8">P: Undesignate </text:span><text:span text:style-name="T2">target</text:span><text:span text:style-name="T8">, NWS, </text:span><text:span text:style-name="T2">NWS HI</text:span></text:p>
        </text:list-item>
      </text:list>
      <text:p text:style-name="P3">Red button</text:p>
      <text:list xml:id="list2083952150" text:style-name="L3">
        <text:list-item>
          <text:p text:style-name="P7">P: Weapon release</text:p>
        </text:list-item>
        <text:list-item>
          <text:p text:style-name="P7">S-P (3x): Eject</text:p>
        </text:list-item>
      </text:list>
      <text:p text:style-name="P3">Upper gray button</text:p>
      <text:list xml:id="list3358548589" text:style-name="L4">
        <text:list-item>
          <text:p text:style-name="P8">P: Center VR view</text:p>
        </text:list-item>
      </text:list>
      <text:p text:style-name="P3">Lower gray button</text:p>
      <text:list xml:id="list2932036273" text:style-name="L5">
        <text:list-item>
          <text:p text:style-name="P9">P: Recce event mark</text:p>
        </text:list-item>
      </text:list>
      <text:p text:style-name="P2">Trim hat</text:p>
      <text:list xml:id="list3324297949" text:style-name="L6">
        <text:list-item>
          <text:p text:style-name="P18">U/D/L/R: Pitch/Roll Trim</text:p>
        </text:list-item>
        <text:list-item>
          <text:p text:style-name="P10"><text:span text:style-name="T2">S-L/S-R</text:span>: Rudder Trim</text:p>
        </text:list-item>
        <text:list-item>
          <text:p text:style-name="P10">S-U: Set Take Off trim (+13 degrees)</text:p>
        </text:list-item>
        <text:list-item>
          <text:p text:style-name="P10">S-D: FCS Reset button</text:p>
        </text:list-item>
      </text:list>
      <text:p text:style-name="P3"><text:span text:style-name="T2">Dish hat</text:span> -- <text:span text:style-name="T4">"SCS/</text:span>Sensor Control Switch<text:span text:style-name="T4">"</text:span></text:p>
      <text:p text:style-name="P21">A/A, Radar in BVR mode:</text:p>
      <text:list xml:id="list2461869475" text:style-name="L7">
        <text:list-item>
          <text:p text:style-name="P11">U: Radar to Boresight ACM mode</text:p>
        </text:list-item>
        <text:list-item>
          <text:p text:style-name="P11">D: <text:span text:style-name="T2">SOI</text:span> to center MFD</text:p>
        </text:list-item>
        <text:list-item>
          <text:p text:style-name="P11">L: <text:span text:style-name="T2">SOI</text:span> to left MFD</text:p>
        </text:list-item>
        <text:list-item>
          <text:p text:style-name="P11">R: <text:span text:style-name="T2">SOI</text:span> to right MFD</text:p>
          <text:p text:style-name="P11">If <text:span text:style-name="T2">MFD already has SOI</text:span>, automatically locks up either the target currently under the cursor, or the closest target, <text:span text:style-name="T2">or unlocks if target is locked.</text:span></text:p>
        </text:list-item>
      </text:list>
      <text:p text:style-name="P21">A/A, Radar in ACM mode:</text:p>
      <text:list xml:id="list1881827802" text:style-name="L8">
        <text:list-item>
          <text:p text:style-name="P12">U: Radar Boresight ACM mode</text:p>
        </text:list-item>
        <text:list-item>
          <text:p text:style-name="P12">D: Radar VACQ (vertical) ACM mode</text:p>
        </text:list-item>
        <text:list-item>
          <text:p text:style-name="P12">L: Radar WACQ (wide) ACM mode</text:p>
        </text:list-item>
        <text:list-item>
          <text:p text:style-name="P12">R: ??</text:p>
        </text:list-item>
      </text:list>
      <text:p text:style-name="P21">A/G mode:</text:p>
      <text:list xml:id="list2671266308" text:style-name="L9">
        <text:list-item>
          <text:p text:style-name="P13">U: <text:span text:style-name="T2">SOI</text:span> to HUD</text:p>
        </text:list-item>
        <text:list-item>
          <text:p text:style-name="P13">D: <text:span text:style-name="T2">SOI to </text:span>center MFD</text:p>
        </text:list-item>
        <text:list-item>
          <text:p text:style-name="P13">L: <text:span text:style-name="T2">SOI to </text:span>left MFD</text:p>
        </text:list-item>
        <text:list-item>
          <text:p text:style-name="P13">R: <text:span text:style-name="T2">SOI to r</text:span>ight MFD</text:p>
          <text:p text:style-name="P19">If FLIR MFD already has SOI, hat toward FLIR toggles through tracking modes: none (blank), ATRK, PTRK</text:p>
        </text:list-item>
      </text:list>
      <text:p text:style-name="P5">MANVR/PC hat -- Mouse and zoom</text:p>
      <text:p text:style-name="P5">Index finger hat -- Game controls</text:p>
      <text:list xml:id="list484754751" text:style-name="L10">
        <text:list-item>
          <text:p text:style-name="P20">F: Active pause</text:p>
        </text:list-item>
        <text:list-item>
          <text:p text:style-name="P20">B: --</text:p>
        </text:list-item>
        <text:list-item>
          <text:p text:style-name="P20">U: Rearm/Refuel window</text:p>
        </text:list-item>
        <text:list-item>
          <text:p text:style-name="P20">D: Show controls indicator</text:p>
        </text:list-item>
        <text:list-item>
          <text:p text:style-name="P20">P: Toggle show control stick</text:p>
        </text:list-item>
        <text:list-item>
          <text:p text:style-name="P20">S-P: Toggle show pilot body</text:p>
        </text:list-item>
      </text:list>
      <text:p text:style-name="P14"><text:span text:style-name="T6">Gray Reset </text:span><text:span text:style-name="T5">hat -- </text:span><text:span text:style-name="T7">"</text:span><text:span text:style-name="T5">Weapon Select Switch</text:span><text:span text:style-name="T7">"</text:span></text:p>
      <text:p text:style-name="P22">Pressing any of these sets you to A/A mode automatically.</text:p>
      <text:list xml:id="list53677464" text:style-name="L11">
        <text:list-item>
          <text:p text:style-name="P15">F: Selects AIM-7, radar 4-bar scan, 140 degrees, 40 miles</text:p>
        </text:list-item>
        <text:list-item>
          <text:p text:style-name="P15">B: Selects gun, radar 5-bar GACQ vertical scan, 5 miles</text:p>
        </text:list-item>
        <text:list-item>
          <text:p text:style-name="P15">R: Selects AIM-120, radar 4-bar scan, 140 degrees, 80 miles for AIM-120B, 160 miles for AIM-120C</text:p>
        </text:list-item>
        <text:list-item>
          <text:p text:style-name="P15">P: Selects AIM-9, radar 4-bar scan, 90 degrees, 10 miles for AIM-9P/M, 20 miles for AIM-9X</text:p>
        </text:list-item>
      </text:list>
      <text:p text:style-name="P4">Brake lever -- <text:span text:style-name="T4">"</text:span><text:span text:style-name="T1">Paddle switch</text:span><text:span text:style-name="T4">"</text:span></text:p>
      <text:list xml:id="list182382457" text:style-name="L12">
        <text:list-item>
          <text:p text:style-name="P16"><text:span text:style-name="T1">P</text:span>: NWS disengage, AP disengage, G-limiter overrid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S Reference Sans Serif" svg:font-family="'MS Reference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0-12-29T17:41:38.770000000</dc:date>
    <meta:editing-duration>PT1H54M37S</meta:editing-duration>
    <meta:editing-cycles>16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2" meta:word-count="346" meta:character-count="1696" meta:non-whitespace-character-count="1438"/>
  </office:meta>
</office:document-meta>
</file>